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1" svg:font-family="Calibri"/>
    <style:font-face style:name="Calibri2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Dashed_20__28_var_29__20_2" svg:stroke-width="0.079cm" svg:stroke-color="#0000ff" draw:marker-start="msArrowOvalEnd_20_5" draw:marker-start-width="0.237cm" draw:marker-start-center="true" draw:marker-end="msArrowEnd_20_7" draw:marker-end-width="0.395cm" draw:marker-end-center="false" draw:stroke-linejoin="miter" svg:stroke-linecap="butt" draw:fill="solid" draw:fill-color="#f0f8ff" draw:textarea-vertical-align="middle" draw:auto-grow-height="false" draw:fit-to-size="false" style:shrink-to-fit="false" fo:min-height="7.749cm" fo:min-width="1.499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pr1" style:family="presentation" style:parent-style-name="Blank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0f8ff"/>
      <style:paragraph-properties fo:text-align="center" style:font-independent-line-spacing="true"/>
      <style:text-properties fo:font-size="18pt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Blank" presentation:presentation-page-layout-name="AL1T0">
        <draw:custom-shape draw:name="Left Bracket T" draw:style-name="gr1" draw:text-style-name="P1" draw:layer="layout" svg:width="1.999cm" svg:height="7.999cm" svg:x="2cm" svg:y="2cm">
          <text:p/>
          <draw:enhanced-geometry draw:mirror-horizontal="false" draw:mirror-vertical="false" svg:viewBox="0 0 100000 100000" draw:type="non-primitive" draw:modifiers="0" draw:enhanced-path="M ?f2 ?f3 L 0 ?f0 F N" drawooo:enhanced-path="M ?f2 ?f3 G ?f2 ?f0 ?f4 ?f4 L 0 ?f0 G ?f2 ?f0 ?f5 ?f4 F N">
            <draw:equation draw:name="f0" draw:formula="$0"/>
            <draw:equation draw:name="f1" draw:formula="height-?f0"/>
            <draw:equation draw:name="f2" draw:formula="width"/>
            <draw:equation draw:name="f3" draw:formula="height"/>
            <draw:equation draw:name="f4" draw:formula="90.0"/>
            <draw:equation draw:name="f5" draw:formula="180.0"/>
            <draw:equation draw:name="f6" draw:formula="270.0"/>
            <draw:handle draw:handle-position="0 $0" draw:handle-range-y-maximum="50000" draw:handle-range-y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1" svg:font-family="Calibri"/>
    <style:font-face style:name="Calibri2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7" draw:display-name="msArrowEnd 7" svg:viewBox="0 0 500 200" svg:d="M250 0l250 200h-500z"/>
    <draw:marker draw:name="msArrowOvalEnd_20_5" draw:display-name="msArrowOvalEnd 5" svg:viewBox="0 0 300 300" svg:d="M150 0l75 21 54 54 21 75-21 75-54 54-75 21-75-21-54-54-21-75 21-75 54-54z"/>
    <draw:stroke-dash draw:name="Dashed_20__28_var_29__20_2" draw:display-name="Dashed (var) 2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3.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3.5pt" style:font-style-asian="normal" style:font-weight-asian="normal" style:font-name-complex="Lucida Sans" style:font-family-complex="'Lucida Sans'" style:font-family-generic-complex="system" style:font-pitch-complex="variable" style:font-size-complex="23.5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6.7999992370605pt" fo:letter-spacing="normal" fo:font-style="normal" style:text-underline-style="none" fo:font-weight="normal" style:font-size-asian="16.7999992370605pt" style:font-style-asian="normal" style:font-weight-asian="normal" style:font-size-complex="16.7999992370605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5.1000003814697pt" fo:letter-spacing="normal" fo:font-style="normal" style:text-underline-style="none" fo:font-weight="normal" style:font-size-asian="15.1000003814697pt" style:font-style-asian="normal" style:font-weight-asian="normal" style:font-size-complex="15.1000003814697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5.1000003814697pt" fo:letter-spacing="normal" fo:font-style="normal" style:text-underline-style="none" fo:font-weight="normal" style:font-size-asian="15.1000003814697pt" style:font-style-asian="normal" style:font-weight-asian="normal" style:font-size-complex="15.1000003814697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.002cm" fo:page-height="15.99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1.6cm" svg:height="2.67cm" svg:x="1.2cm" svg:y="0.638cm" presentation:class="title" presentation:placeholder="true">
        <draw:text-box/>
      </draw:frame>
      <draw:frame presentation:style-name="Blank-outline1" draw:layer="backgroundobjects" svg:width="21.6cm" svg:height="9.277cm" svg:x="1.2cm" svg:y="3.743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Regina Henschel</meta:initial-creator>
    <dc:creator>Regina Henschel</dc:creator>
    <meta:editing-cycles>21</meta:editing-cycles>
    <meta:creation-date>2020-06-06T11:41:26</meta:creation-date>
    <dc:date>2020-06-09T16:52:21.618000000</dc:date>
    <meta:editing-duration>PT41M15S</meta:editing-duration>
    <meta:generator>b_2020/7.1.0.0.alpha0$Windows_X86_64 LibreOffice_project/91f06123298bb8870cd6fa4e19d3aea9909f8e5b</meta:generator>
    <meta:document-statistic meta:object-count="2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Quer24x16" xlink:href=""/>
  </office:meta>
</office:document-meta>
</file>